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04A5C0E90681E76A2E8.png" manifest:media-type="image/png"/>
  <manifest:file-entry manifest:full-path="Pictures/1000000100000534000003C6528B9456C2C38DBD.png" manifest:media-type="image/png"/>
  <manifest:file-entry manifest:full-path="Pictures/1000000100000534000003C6224A4A466945A4F5.png" manifest:media-type="image/png"/>
  <manifest:file-entry manifest:full-path="Pictures/10000001000005D2000001260772480E423E5A3B.png" manifest:media-type="image/png"/>
  <manifest:file-entry manifest:full-path="Pictures/10000001000005D200000126B37FF139F4EDBD67.png" manifest:media-type="image/png"/>
  <manifest:file-entry manifest:full-path="Pictures/10000001000002990000008647E5EB595FE821E5.png" manifest:media-type="image/png"/>
  <manifest:file-entry manifest:full-path="Pictures/10000001000002A0000000F7305506FED92A31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a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Standard"/>
      <text:p text:style-name="Standard"><draw:frame draw:style-name="fr2" draw:name="Image1" text:anchor-type="char" svg:width="17cm" svg:height="6.248cm" draw:z-index="0"><draw:image xlink:href="Pictures/10000001000002A0000000F7305506FED92A31AD.png" xlink:type="simple" xlink:show="embed" xlink:actuate="onLoad" draw:mime-type="image/png"/></draw:frame><text:span text:style-name="T1">psd$$123</text:span><text:line-break/></text:p>
      <text:p text:style-name="Standard"/>
      <text:p text:style-name="Standard"><draw:frame draw:style-name="fr2" draw:name="Image6" text:anchor-type="char" svg:width="17cm" svg:height="3.353cm" draw:z-index="5"><draw:image xlink:href="Pictures/10000001000005D200000126B37FF139F4EDBD67.png" xlink:type="simple" xlink:show="embed" xlink:actuate="onLoad" draw:mime-type="image/png"/></draw:frame><draw:frame draw:style-name="fr1" draw:name="Image7" text:anchor-type="char" svg:x="0cm" svg:y="3.466cm" svg:width="17cm" svg:height="3.353cm" draw:z-index="6"><draw:image xlink:href="Pictures/10000001000005D2000001260772480E423E5A3B.png" xlink:type="simple" xlink:show="embed" xlink:actuate="onLoad" draw:mime-type="image/png"/></draw:frame></text:p>
      <text:p text:style-name="Standard"/>
      <text:p text:style-name="Standard"><draw:frame draw:style-name="fr3" draw:name="Image5" text:anchor-type="char" svg:width="17cm" svg:height="12.328cm" draw:z-index="4"><draw:image xlink:href="Pictures/1000000100000534000003C6224A4A466945A4F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4" text:anchor-type="char" svg:width="17cm" svg:height="12.328cm" draw:z-index="3"><draw:image xlink:href="Pictures/1000000100000534000003C6528B9456C2C38DB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2" text:anchor-type="char" svg:x="-0.291cm" svg:y="8.493cm" svg:width="17cm" svg:height="1.887cm" draw:z-index="1"><draw:image xlink:href="Pictures/100000010000029A0000004A5C0E90681E76A2E8.png" xlink:type="simple" xlink:show="embed" xlink:actuate="onLoad" draw:mime-type="image/png"/></draw:frame><draw:frame draw:style-name="fr1" draw:name="Image3" text:anchor-type="char" svg:x="0cm" svg:y="1.508cm" svg:width="17cm" svg:height="3.425cm" draw:z-index="2"><draw:image xlink:href="Pictures/10000001000002990000008647E5EB595FE821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46:27.814532872</meta:creation-date>
    <dc:date>2026-04-09T15:57:35.740389895</dc:date>
    <meta:editing-duration>PT31M49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3" meta:paragraph-count="2" meta:word-count="1" meta:character-count="10" meta:non-whitespace-character-count="8"/>
  </office:meta>
</office:document-meta>
</file>